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1000000BD8C7C53F80EF8760FF.jpg" manifest:media-type="image/jpeg"/>
  <manifest:file-entry manifest:full-path="Pictures/100000000000086000000B8478FF472A8A6DCDB9.jpg" manifest:media-type="image/jpeg"/>
  <manifest:file-entry manifest:full-path="Pictures/10000000000007F800000B303D9344FE9F8FD067.jpg" manifest:media-type="image/jpeg"/>
  <manifest:file-entry manifest:full-path="Pictures/1000000000000AE4000006E8DB6D7094F1134872.jpg" manifest:media-type="image/jpeg"/>
  <manifest:file-entry manifest:full-path="Pictures/100000000000086400000BCCC84CD23D20D29C3D.jpg" manifest:media-type="image/jpeg"/>
  <manifest:file-entry manifest:full-path="Pictures/100000000000097800000CA0306A071701AAA0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522cm" fo:padding-top="0cm" fo:padding-bottom="0cm" fo:padding-left="0cm" fo:padding-right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4cm" fo:min-width="0.3cm"/>
    </style:style>
    <style:style style:name="P1" style:family="paragraph">
      <loext:graphic-properties draw:fill="none"/>
      <style:text-properties style:font-name="URW Chancery L" fo:font-size="15p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8999996185303pt" style:font-size-asian="14.8999996185303pt" style:font-size-complex="14.8999996185303pt"/>
    </style:style>
    <style:style style:name="P4" style:family="paragraph">
      <style:paragraph-properties fo:text-align="center"/>
      <style:text-properties style:font-name="URW Chancery L" fo:font-size="18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style:font-name="URW Chancery L" fo:font-size="18pt" style:font-size-asian="18pt" style:font-size-complex="18pt"/>
    </style:style>
    <style:style style:name="P6" style:family="paragraph">
      <loext:graphic-properties draw:fill="none"/>
    </style:style>
    <style:style style:name="T1" style:family="text">
      <style:text-properties fo:color="#000000" style:font-name="Helvetica1" fo:font-size="14.8999996185303pt" style:font-size-asian="14.8999996185303pt" style:font-name-complex="Helvetica1" style:font-size-complex="14.8999996185303pt"/>
    </style:style>
    <style:style style:name="T2" style:family="text">
      <style:text-properties style:font-name="URW Chancery L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654cm" svg:height="28.997cm" svg:x="0.168cm" svg:y="0cm">
          <draw:image xlink:href="Pictures/10000000000007F800000B303D9344FE9F8FD067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  <draw:custom-shape draw:style-name="gr3" draw:text-style-name="P5" draw:layer="layout" svg:width="0.3cm" svg:height="0.4cm" svg:x="3.4cm" svg:y="20.4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master-page16">
        <draw:frame draw:style-name="gr1" draw:text-style-name="P6" draw:layer="layout" svg:width="20.989cm" svg:height="14.015cm" svg:x="0cm" svg:y="7.491cm">
          <draw:image xlink:href="Pictures/1000000000000AE4000006E8DB6D7094F1134872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</draw:page>
      <draw:page draw:name="page3" draw:style-name="dp1" draw:master-page-name="master-page3">
        <draw:frame draw:style-name="gr1" draw:text-style-name="P6" draw:layer="layout" svg:width="20.624cm" svg:height="28.997cm" svg:x="0.182cm" svg:y="0cm">
          <draw:image xlink:href="Pictures/100000000000086400000BCCC84CD23D20D29C3D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</draw:page>
      <draw:page draw:name="page4" draw:style-name="dp1" draw:master-page-name="master-page16">
        <draw:frame draw:style-name="gr1" draw:text-style-name="P6" draw:layer="layout" svg:width="20.989cm" svg:height="28.692cm" svg:x="0cm" svg:y="0.153cm">
          <draw:image xlink:href="Pictures/100000000000097800000CA0306A071701AAA067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</draw:page>
      <draw:page draw:name="page5" draw:style-name="dp1" draw:master-page-name="master-page16">
        <draw:frame draw:style-name="gr1" draw:text-style-name="P6" draw:layer="layout" svg:width="20.989cm" svg:height="29.566cm" svg:x="0cm" svg:y="-0.284cm">
          <draw:image xlink:href="Pictures/100000000000086000000B8478FF472A8A6DCDB9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</draw:page>
      <draw:page draw:name="page6" draw:style-name="dp1" draw:master-page-name="master-page16">
        <draw:frame draw:style-name="gr1" draw:text-style-name="P6" draw:layer="layout" svg:width="20.989cm" svg:height="28.137cm" svg:x="0cm" svg:y="0.43cm">
          <draw:image xlink:href="Pictures/100000000000091000000BD8C7C53F80EF8760FF.jpg" xlink:type="simple" xlink:show="embed" xlink:actuate="onLoad">
            <text:p/>
          </draw:image>
        </draw:frame>
        <draw:frame draw:style-name="gr2" draw:text-style-name="P3" draw:layer="layout" svg:width="5.984cm" svg:height="0.657cm" svg:x="0.176cm" svg:y="28.852cm">
          <draw:text-box>
            <text:p text:style-name="P2"><text:span text:style-name="T1">Scanned by CamScann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1cm" fo:margin-right="0.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31T20:58:24.208109852</dc:date>
    <meta:editing-duration>PT5M42S</meta:editing-duration>
    <meta:editing-cycles>2</meta:editing-cycles>
    <meta:generator>LibreOffice/5.1.4.2$Linux_X86_64 LibreOffice_project/10m0$Build-2</meta:generator>
    <meta:document-statistic meta:object-count="13"/>
  </office:meta>
</office:document-meta>
</file>